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e50b" officeooo:paragraph-rsid="000be50b"/>
    </style:style>
    <style:style style:name="P2" style:family="paragraph" style:parent-style-name="Standard">
      <style:text-properties officeooo:rsid="000cb257" officeooo:paragraph-rsid="000cb257"/>
    </style:style>
    <style:style style:name="P3" style:family="paragraph" style:parent-style-name="Standard">
      <style:text-properties fo:font-size="32pt" officeooo:rsid="000cb257" officeooo:paragraph-rsid="000cb257" style:font-size-asian="32pt" style:font-size-complex="32pt"/>
    </style:style>
    <style:style style:name="P4" style:family="paragraph" style:parent-style-name="Standard">
      <style:text-properties fo:font-size="32pt" officeooo:rsid="000be50b" officeooo:paragraph-rsid="000be50b" style:font-size-asian="32pt" style:font-size-complex="3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3">SWEN 432</text:p>
      <text:p text:style-name="P3">Advanced Database Design and Implementation</text:p>
      <text:p text:style-name="P3">Assignment 1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3">Boxiong TAN</text:p>
      <text:p text:style-name="P3">30030083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uestion 1:</text:p>
      <text:p text:style-name="P1"/>
      <text:p text:style-name="P1">(i)Comment on Wrong_Boat_Hire_14.txt</text:p>
      <text:p text:style-name="P1"/>
      <text:p text:style-name="P1"/>
      <text:p text:style-name="P1">&lt;?xml version="1.0" standalone="no"?&gt;</text:p>
      <text:p text:style-name="P1"/>
      <text:p text:style-name="P1"><text:tab/></text:p>
      <text:p text:style-name="P1">&lt;1Boat_Hire&gt; <text:s/>&lt;!-- start with number is invalid in xml tag--&gt;</text:p>
      <text:p text:style-name="P1"/>
      <text:p text:style-name="P1"><text:tab/>&lt;Marina name = "Sea View" location = Petone&gt; &lt;!-- attributes must be quoted "" --&gt;</text:p>
      <text:p text:style-name="P1"/>
      <text:p text:style-name="P1"><text:tab/><text:tab/>&lt;Boat name = "Flying Dutch"&gt;</text:p>
      <text:p text:style-name="P1"><text:tab/><text:tab/><text:tab/>&lt;Number&gt;313&lt;/Number&gt;</text:p>
      <text:p text:style-name="P1"><text:tab/><text:tab/><text:tab/>&lt;Color&gt;blue&lt;/Color&gt;</text:p>
      <text:p text:style-name="P1"><text:tab/><text:tab/><text:tab/>&lt;Reserves ref_sail="007"&gt;2014-03-14&lt;/Reserves&gt;</text:p>
      <text:p text:style-name="P1"><text:tab/><text:tab/><text:tab/>&lt;Reserves ref_sail="313"&gt;2003-03-17 &lt; 2014-03-15&lt;/Reserves&gt; &lt;!--"&lt;" inside an XML element, it will generate an error because the parser interprets it as the start of a new element --&gt;</text:p>
      <text:p text:style-name="P1"><text:tab/><text:tab/>&lt;/Boat&gt;</text:p>
      <text:p text:style-name="P1"/>
      <text:p text:style-name="P1"><text:soft-page-break/><text:tab/><text:tab/>&lt;Boat name = "Blue Shark"&gt;</text:p>
      <text:p text:style-name="P1"><text:tab/><text:tab/><text:tab/>&lt;Number&gt;515&lt;/Number&gt;</text:p>
      <text:p text:style-name="P1"><text:tab/><text:tab/><text:tab/>&lt;Color&gt;yellow&lt;/Color&gt;</text:p>
      <text:p text:style-name="P1"><text:tab/><text:tab/><text:tab/>&lt;Reserves ref_sail="007"&gt;2014-03-14&lt;/Reserves&gt;</text:p>
      <text:p text:style-name="P1"><text:tab/><text:tab/><text:tab/>&lt;Reserves ref_sail="999"&gt;2014-03-15&lt;/Reserves&gt;</text:p>
      <text:p text:style-name="P1"><text:tab/><text:tab/>&lt;/Boat&gt;</text:p>
      <text:p text:style-name="P1"><text:tab/>&lt;!-- lost the ending tag of Marina--&gt;</text:p>
      <text:p text:style-name="P1"><text:tab/>&lt;Marina name = "Port Nickolson" location = "Wellington"&gt;</text:p>
      <text:p text:style-name="P1"/>
      <text:p text:style-name="P1"><text:tab/><text:tab/>&lt;Boat name = "Red Codd"&gt;</text:p>
      <text:p text:style-name="P1"><text:tab/><text:tab/><text:tab/>&lt;Number&gt;616&lt;/Number&gt;</text:p>
      <text:p text:style-name="P1"><text:tab/><text:tab/><text:tab/>&lt;Color&gt;yellow&lt;/Color&gt;</text:p>
      <text:p text:style-name="P1"><text:tab/><text:tab/><text:tab/>&lt;Reserves ref_sail="999"&gt;2014-03-15&lt;/Reserves&gt;</text:p>
      <text:p text:style-name="P1"><text:tab/><text:tab/>&lt;/Boat&gt;</text:p>
      <text:p text:style-name="P1"><text:tab/>&lt;/Marina&gt;</text:p>
      <text:p text:style-name="P1"><text:tab/><text:tab/>&lt;Sailors&gt;</text:p>
      <text:p text:style-name="P1"><text:tab/><text:tab/><text:tab/>&lt;Sailor:&gt; &lt;!-- ":" appears in the tag means using a name prefix, the namespace should be defined as &lt;t:tr&gt; --&gt;</text:p>
      <text:p text:style-name="P1"><text:tab/><text:tab/><text:tab/><text:tab/>&lt;Name&gt;James&lt;/Name&gt;</text:p>
      <text:p text:style-name="P1"><text:tab/><text:tab/><text:tab/><text:tab/>&lt;Surname&gt;Smith&lt;/Surname&gt;</text:p>
      <text:p text:style-name="P1"><text:tab/><text:tab/><text:tab/><text:tab/>&lt;SailorId&gt;007&lt;/SailorId&gt;</text:p>
      <text:p text:style-name="P1"><text:tab/><text:tab/><text:tab/>&lt;/Sailor:&gt;</text:p>
      <text:p text:style-name="P1"/>
      <text:p text:style-name="P1"><text:tab/><text:tab/><text:tab/>&lt;Sailor&gt;</text:p>
      <text:p text:style-name="P1"><text:tab/><text:tab/><text:tab/><text:tab/>&lt;Name&gt;Peter&lt;/Name&gt;</text:p>
      <text:p text:style-name="P1"><text:tab/><text:tab/><text:tab/><text:tab/>&lt;SailorId&gt;s111&lt;/Sailor&gt; &lt;!--match the wrong tag--&gt;</text:p>
      <text:p text:style-name="P1"><text:tab/><text:tab/><text:tab/>&lt;/SailorId&gt;</text:p>
      <text:p text:style-name="P1"/>
      <text:p text:style-name="P1"><text:tab/><text:tab/><text:tab/>&lt;Sailor&gt;</text:p>
      <text:p text:style-name="P1"><text:tab/><text:tab/><text:tab/><text:tab/>&lt;Name&gt;Milan&lt;/Name&gt;</text:p>
      <text:p text:style-name="P1"><text:tab/><text:tab/><text:tab/><text:tab/>&lt;SailorId&gt;s999&lt;/SailorId&gt; </text:p>
      <text:p text:style-name="P1"><text:tab/><text:tab/><text:tab/><text:tab/>&lt;Skills&gt;Rowing, Sailing, First Aid&lt;/Skills&gt;</text:p>
      <text:p text:style-name="P1"><text:tab/><text:tab/><text:tab/><text:tab/>&lt;Address&gt;Wellington&lt;/Address&gt;</text:p>
      <text:p text:style-name="P1"><text:tab/><text:tab/><text:tab/>&lt;/Sailor&gt;</text:p>
      <text:p text:style-name="P1"><text:tab/><text:tab/>&lt;/Sailors&gt;</text:p>
      <text:p text:style-name="P1">&lt;/BoatHire&gt; &lt;!-- Spelling mistake--&gt;</text:p>
      <text:p text:style-name="P1"/>
      <text:p text:style-name="P1"/>
      <text:p text:style-name="P1"/>
      <text:p text:style-name="P1"/>
      <text:p text:style-name="P1">(ii)</text:p>
      <text:p text:style-name="P1">Boat_Hire_WellFormed_14.xml</text:p>
      <text:p text:style-name="P1"/>
      <text:p text:style-name="P1"><text:tab/>&lt;?xml version="1.0" standalone="no"?&gt;</text:p>
      <text:p text:style-name="P1">&lt;!DOCTYPE Boat_Hire SYSTEM "Boat_Hire_14.dtd"&gt;</text:p>
      <text:p text:style-name="P1"><text:tab/></text:p>
      <text:p text:style-name="P1">&lt;Boat_Hire&gt;</text:p>
      <text:p text:style-name="P1"></text:p>
      <text:p text:style-name="P1"><text:tab/>&lt;Marina name = "Sea View" location = "Petone"&gt;</text:p>
      <text:p text:style-name="P1"></text:p>
      <text:p text:style-name="P1"><text:tab/><text:tab/>&lt;Boat name = "Flying Dutch"&gt;</text:p>
      <text:p text:style-name="P1"><text:tab/><text:tab/><text:tab/>&lt;Number&gt;313&lt;/Number&gt;</text:p>
      <text:p text:style-name="P1"><text:soft-page-break/><text:tab/><text:tab/><text:tab/>&lt;Color&gt;blue&lt;/Color&gt;</text:p>
      <text:p text:style-name="P1"><text:tab/><text:tab/><text:tab/>&lt;Reserves ref_sail="007"&gt;2014-03-14&lt;/Reserves&gt;</text:p>
      <text:p text:style-name="P1"><text:tab/><text:tab/><text:tab/>&lt;Reserves ref_sail="313"&gt;2003-03-17 &amp;lt; 2014-03-15&lt;/Reserves&gt;</text:p>
      <text:p text:style-name="P1"><text:tab/><text:tab/>&lt;/Boat&gt;</text:p>
      <text:p text:style-name="P1"></text:p>
      <text:p text:style-name="P1"><text:tab/><text:tab/>&lt;Boat name = "Blue Shark"&gt;</text:p>
      <text:p text:style-name="P1"><text:tab/><text:tab/><text:tab/>&lt;Number&gt;515&lt;/Number&gt;</text:p>
      <text:p text:style-name="P1"><text:tab/><text:tab/><text:tab/>&lt;Color&gt;yellow&lt;/Color&gt;</text:p>
      <text:p text:style-name="P1"><text:tab/><text:tab/><text:tab/>&lt;Reserves ref_sail="007"&gt;2014-03-14&lt;/Reserves&gt;</text:p>
      <text:p text:style-name="P1"><text:tab/><text:tab/><text:tab/>&lt;Reserves ref_sail="999"&gt;2014-03-15&lt;/Reserves&gt;</text:p>
      <text:p text:style-name="P1"><text:tab/><text:tab/>&lt;/Boat&gt;</text:p>
      <text:p text:style-name="P1"><text:tab/>&lt;/Marina&gt;</text:p>
      <text:p text:style-name="P1"><text:tab/>&lt;Marina name = "Port Nickolson" location = "Wellington"&gt;</text:p>
      <text:p text:style-name="P1"></text:p>
      <text:p text:style-name="P1"><text:tab/><text:tab/>&lt;Boat name = "Red Codd"&gt;</text:p>
      <text:p text:style-name="P1"><text:tab/><text:tab/><text:tab/>&lt;Number&gt;616&lt;/Number&gt;</text:p>
      <text:p text:style-name="P1"><text:tab/><text:tab/><text:tab/>&lt;Color&gt;yellow&lt;/Color&gt;</text:p>
      <text:p text:style-name="P1"><text:tab/><text:tab/><text:tab/>&lt;Reserves ref_sail="999"&gt;2014-03-15&lt;/Reserves&gt;</text:p>
      <text:p text:style-name="P1"><text:tab/><text:tab/>&lt;/Boat&gt;</text:p>
      <text:p text:style-name="P1"><text:tab/>&lt;/Marina&gt;</text:p>
      <text:p text:style-name="P1"><text:tab/><text:tab/>&lt;Sailors&gt;</text:p>
      <text:p text:style-name="P1"><text:tab/><text:tab/><text:tab/>&lt;Sailor&gt;</text:p>
      <text:p text:style-name="P1"><text:tab/><text:tab/><text:tab/><text:tab/>&lt;Name&gt;James&lt;/Name&gt;</text:p>
      <text:p text:style-name="P1"><text:tab/><text:tab/><text:tab/><text:tab/>&lt;Surname&gt;Smith&lt;/Surname&gt;</text:p>
      <text:p text:style-name="P1"><text:tab/><text:tab/><text:tab/><text:tab/>&lt;SailorId&gt;007&lt;/SailorId&gt;</text:p>
      <text:p text:style-name="P1"><text:tab/><text:tab/><text:tab/>&lt;/Sailor&gt;</text:p>
      <text:p text:style-name="P1"></text:p>
      <text:p text:style-name="P1"><text:tab/><text:tab/><text:tab/>&lt;Sailor&gt;</text:p>
      <text:p text:style-name="P1"><text:tab/><text:tab/><text:tab/><text:tab/>&lt;Name&gt;Peter&lt;/Name&gt;</text:p>
      <text:p text:style-name="P1"><text:tab/><text:tab/><text:tab/><text:tab/>&lt;SailorId&gt;s111&lt;/SailorId&gt;</text:p>
      <text:p text:style-name="P1"><text:tab/><text:tab/><text:tab/>&lt;/Sailor&gt;</text:p>
      <text:p text:style-name="P1"></text:p>
      <text:p text:style-name="P1"><text:tab/><text:tab/><text:tab/>&lt;Sailor&gt;</text:p>
      <text:p text:style-name="P1"><text:tab/><text:tab/><text:tab/><text:tab/>&lt;Name&gt;Milan&lt;/Name&gt;</text:p>
      <text:p text:style-name="P1"><text:tab/><text:tab/><text:tab/><text:tab/>&lt;SailorId&gt;s999&lt;/SailorId&gt;</text:p>
      <text:p text:style-name="P1"><text:tab/><text:tab/><text:tab/><text:tab/>&lt;Skills&gt;Rowing, Sailing, First Aid&lt;/Skills&gt;</text:p>
      <text:p text:style-name="P1"><text:tab/><text:tab/><text:tab/><text:tab/>&lt;Address&gt;Wellington&lt;/Address&gt;</text:p>
      <text:p text:style-name="P1"><text:tab/><text:tab/><text:tab/>&lt;/Sailor&gt;</text:p>
      <text:p text:style-name="P1"><text:tab/><text:tab/>&lt;/Sailors&gt;</text:p>
      <text:p text:style-name="P1">&lt;/Boat_Hire&gt;</text:p>
      <text:p text:style-name="P1"/>
      <text:p text:style-name="P1"/>
      <text:p text:style-name="P1"/>
      <text:p text:style-name="P1"/>
      <text:p text:style-name="P1">(b)</text:p>
      <text:p text:style-name="P1">Boat_Hire_Valid_14.xml</text:p>
      <text:p text:style-name="P1"/>
      <text:p text:style-name="P1">&lt;?xml version="1.0" standalone="no"?&gt;</text:p>
      <text:p text:style-name="P1">&lt;!DOCTYPE Boat_Hire SYSTEM "Boat_Hire_14.dtd"&gt;</text:p>
      <text:p text:style-name="P1"><text:tab/></text:p>
      <text:p text:style-name="P1">&lt;Boat_Hire&gt;</text:p>
      <text:p text:style-name="P1"></text:p>
      <text:p text:style-name="P1"><text:soft-page-break/><text:tab/>&lt;Marina name = "Sea View" location = "Petone"&gt;</text:p>
      <text:p text:style-name="P1"></text:p>
      <text:p text:style-name="P1"><text:tab/><text:tab/>&lt;Boat name = "Flying Dutch"&gt;</text:p>
      <text:p text:style-name="P1"><text:tab/><text:tab/><text:tab/>&lt;Number&gt;313&lt;/Number&gt;</text:p>
      <text:p text:style-name="P1"><text:tab/><text:tab/><text:tab/>&lt;Color&gt;blue&lt;/Color&gt;</text:p>
      <text:p text:style-name="P1"><text:tab/><text:tab/><text:tab/>&lt;Reserves ref_sail="s007"&gt; &lt;!-- The value of an attribute of type ID cannot start with a digit--&gt;</text:p>
      <text:p text:style-name="P1"><text:tab/><text:tab/><text:tab/><text:tab/>&lt;Date&gt;2014-03-14&lt;/Date&gt; &lt;!-- should contains &lt;Date&gt; element--&gt;</text:p>
      <text:p text:style-name="P1"><text:tab/><text:tab/><text:tab/>&lt;/Reserves&gt;</text:p>
      <text:p text:style-name="P1"><text:tab/><text:tab/><text:tab/>&lt;Reserves ref_sail="s313"&gt;</text:p>
      <text:p text:style-name="P1"><text:tab/><text:tab/><text:tab/><text:tab/>&lt;Date&gt;2003-03-17 &amp;lt; 2014-03-15&lt;/Date&gt; &lt;!--&lt;Date&gt; element--&gt;</text:p>
      <text:p text:style-name="P1"><text:tab/><text:tab/><text:tab/>&lt;/Reserves&gt;</text:p>
      <text:p text:style-name="P1"><text:tab/><text:tab/>&lt;/Boat&gt;</text:p>
      <text:p text:style-name="P1"></text:p>
      <text:p text:style-name="P1"><text:tab/><text:tab/>&lt;Boat name = "Blue Shark"&gt;</text:p>
      <text:p text:style-name="P1"><text:tab/><text:tab/><text:tab/>&lt;Number&gt;515&lt;/Number&gt;</text:p>
      <text:p text:style-name="P1"><text:tab/><text:tab/><text:tab/>&lt;Color&gt;yellow&lt;/Color&gt;</text:p>
      <text:p text:style-name="P1"><text:tab/><text:tab/><text:tab/>&lt;Reserves ref_sail="s007"&gt;</text:p>
      <text:p text:style-name="P1"><text:tab/><text:tab/><text:tab/><text:tab/>&lt;Date&gt;2014-03-14&lt;/Date&gt; &lt;!-- &lt;Date&gt; element --&gt;</text:p>
      <text:p text:style-name="P1"><text:tab/><text:tab/><text:tab/>&lt;/Reserves&gt;</text:p>
      <text:p text:style-name="P1"><text:tab/><text:tab/><text:tab/>&lt;Reserves ref_sail="s999"&gt;</text:p>
      <text:p text:style-name="P1"><text:tab/><text:tab/><text:tab/><text:tab/>&lt;Date&gt;2014-03-15&lt;/Date&gt; &lt;!-- &lt;Date element --&gt;</text:p>
      <text:p text:style-name="P1"><text:tab/><text:tab/><text:tab/>&lt;/Reserves&gt;</text:p>
      <text:p text:style-name="P1"><text:tab/><text:tab/>&lt;/Boat&gt;</text:p>
      <text:p text:style-name="P1"><text:tab/>&lt;/Marina&gt;</text:p>
      <text:p text:style-name="P1"><text:tab/>&lt;Marina name = "Port Nickolson" location = "Wellington"&gt;</text:p>
      <text:p text:style-name="P1"></text:p>
      <text:p text:style-name="P1"><text:tab/><text:tab/>&lt;Boat name = "Red Codd"&gt;</text:p>
      <text:p text:style-name="P1"><text:tab/><text:tab/><text:tab/>&lt;Number&gt;616&lt;/Number&gt;</text:p>
      <text:p text:style-name="P1"><text:tab/><text:tab/><text:tab/>&lt;Color&gt;yellow&lt;/Color&gt;</text:p>
      <text:p text:style-name="P1"><text:tab/><text:tab/><text:tab/>&lt;Reserves ref_sail="s999"&gt;</text:p>
      <text:p text:style-name="P1"><text:tab/><text:tab/><text:tab/><text:tab/>&lt;Date&gt;2014-03-15&lt;/Date&gt; &lt;!--&lt;Date element&gt;--&gt;</text:p>
      <text:p text:style-name="P1"><text:tab/><text:tab/><text:tab/>&lt;/Reserves&gt;</text:p>
      <text:p text:style-name="P1"><text:tab/><text:tab/>&lt;/Boat&gt;</text:p>
      <text:p text:style-name="P1"><text:tab/>&lt;/Marina&gt;</text:p>
      <text:p text:style-name="P1"><text:tab/><text:tab/>&lt;Sailors&gt;</text:p>
      <text:p text:style-name="P1"><text:tab/><text:tab/><text:tab/>&lt;Sailor SailorId="s007"&gt; &lt;!--Missing the SailorId attribute--&gt;</text:p>
      <text:p text:style-name="P1"><text:tab/><text:tab/><text:tab/><text:tab/>&lt;Name&gt;James&lt;/Name&gt; &lt;!-- There is no element named "Surname"--&gt;</text:p>
      <text:p text:style-name="P1"><text:tab/><text:tab/><text:tab/><text:tab/>&lt;Skills&gt;&lt;/Skills&gt;</text:p>
      <text:p text:style-name="P1"><text:tab/><text:tab/><text:tab/><text:tab/>&lt;Address&gt;&lt;/Address&gt; &lt;!--Missing &lt;skills&gt; and &lt;Address&gt;--&gt;</text:p>
      <text:p text:style-name="P1"><text:tab/><text:tab/><text:tab/>&lt;/Sailor&gt;&lt;!-- There is no element named "SailorId"--&gt;</text:p>
      <text:p text:style-name="P1"><text:tab/><text:tab/><text:tab/>&lt;Sailor SailorId="s313"&gt; &lt;!-- Missing the SailorId attribute --&gt;</text:p>
      <text:p text:style-name="P1"><text:tab/><text:tab/><text:tab/><text:tab/>&lt;Name&gt;Peter&lt;/Name&gt;</text:p>
      <text:p text:style-name="P1"><text:tab/><text:tab/><text:tab/><text:tab/>&lt;Skills&gt;&lt;/Skills&gt;</text:p>
      <text:p text:style-name="P1"><text:tab/><text:tab/><text:tab/><text:tab/>&lt;Address&gt;&lt;/Address&gt;</text:p>
      <text:p text:style-name="P1"><text:tab/><text:tab/><text:tab/>&lt;/Sailor&gt;</text:p>
      <text:p text:style-name="P1"></text:p>
      <text:p text:style-name="P1"><text:tab/><text:tab/><text:tab/>&lt;Sailor SailorId="s999"&gt; &lt;!-- Missing the SailorId attribute --&gt;</text:p>
      <text:p text:style-name="P1"><text:tab/><text:tab/><text:tab/><text:tab/>&lt;Name&gt;Milan&lt;/Name&gt;</text:p>
      <text:p text:style-name="P1"><text:tab/><text:tab/><text:tab/><text:tab/>&lt;Skills&gt;Rowing, Sailing, First Aid&lt;/Skills&gt;</text:p>
      <text:p text:style-name="P1"><text:tab/><text:tab/><text:tab/><text:tab/>&lt;Address&gt;Wellington&lt;/Address&gt;</text:p>
      <text:p text:style-name="P1"><text:soft-page-break/><text:tab/><text:tab/><text:tab/>&lt;/Sailor&gt;</text:p>
      <text:p text:style-name="P1"><text:tab/><text:tab/>&lt;/Sailors&gt;</text:p>
      <text:p text:style-name="P1">&lt;/Boat_Hire&gt;</text:p>
      <text:p text:style-name="P1"/>
      <text:p text:style-name="P1"/>
      <text:p text:style-name="P1">Question 2</text:p>
      <text:p text:style-name="P1">Boat_Hire_Extended_14.dtd</text:p>
      <text:p text:style-name="P1"/>
      <text:p text:style-name="P1">&lt;!ELEMENT Boat_Hire (Marina+, Sailors)&gt;</text:p>
      <text:p text:style-name="P1">&lt;!ELEMENT Marina (Boat)+&gt;</text:p>
      <text:p text:style-name="P1">&lt;!ATTLIST Marina name CDATA #REQUIRED location CDATA #IMPLIED&gt;</text:p>
      <text:p text:style-name="P1">&lt;!ELEMENT Boat (Number, Color, Reserves*, Driven_By)&gt;</text:p>
      <text:p text:style-name="P1"></text:p>
      <text:p text:style-name="P1">&lt;!ELEMENT Number (#PCDATA)&gt;</text:p>
      <text:p text:style-name="P1"></text:p>
      <text:p text:style-name="P1">&lt;!ELEMENT Color (#PCDATA)&gt;</text:p>
      <text:p text:style-name="P1">&lt;!ELEMENT Driven_By (Row?,Sail?,Motor?)&gt;</text:p>
      <text:p text:style-name="P1">&lt;!ELEMENT Row EMPTY&gt;</text:p>
      <text:p text:style-name="P1">&lt;!ELEMENT Sail EMPTY&gt;</text:p>
      <text:p text:style-name="P1">&lt;!ELEMENT Motor EMPTY&gt;</text:p>
      <text:p text:style-name="P1"></text:p>
      <text:p text:style-name="P1"></text:p>
      <text:p text:style-name="P1"></text:p>
      <text:p text:style-name="P1">&lt;!ATTLIST Boat name CDATA #REQUIRED&gt;</text:p>
      <text:p text:style-name="P1">&lt;!ELEMENT Reserves (Date)&gt;</text:p>
      <text:p text:style-name="P1"></text:p>
      <text:p text:style-name="P1">&lt;!ELEMENT Date (#PCDATA)&gt;</text:p>
      <text:p text:style-name="P1"></text:p>
      <text:p text:style-name="P1">&lt;!ATTLIST Reserves ref_sail IDREF #REQUIRED&gt;</text:p>
      <text:p text:style-name="P1"></text:p>
      <text:p text:style-name="P1">&lt;!ELEMENT Sailors (Sailor)+&gt;</text:p>
      <text:p text:style-name="P1">&lt;!ELEMENT Sailor (Name, Skills, Address?)&gt;</text:p>
      <text:p text:style-name="P1"></text:p>
      <text:p text:style-name="P1">&lt;!ELEMENT Name (#PCDATA)&gt;</text:p>
      <text:p text:style-name="P1"></text:p>
      <text:p text:style-name="P1">&lt;!ELEMENT Skills (#PCDATA)&gt;</text:p>
      <text:p text:style-name="P1">&lt;!ELEMENT Address (#PCDATA)&gt;</text:p>
      <text:p text:style-name="P1">&lt;!ATTLIST Sailor SailorId ID #REQUIRED&gt;</text:p>
      <text:p text:style-name="P1"></text:p>
      <text:p text:style-name="P1">Question 3:</text:p>
      <text:p text:style-name="P1">SQL_Query_14.dtd</text:p>
      <text:p text:style-name="P1"/>
      <text:p text:style-name="P1">&lt;!ELEMENT SELECT (arith_exp| (list_of_col_names, FROM+, WHERE?, GROUP_BY?, HAVING?, ORDER_BY?))&gt;</text:p>
      <text:p text:style-name="P1">&lt;!ELEMENT arith_exp (#PCDATA)&gt;</text:p>
      <text:p text:style-name="P1">&lt;!ELEMENT list_of_col_names (COL_NAME+)&gt;</text:p>
      <text:p text:style-name="P1">&lt;!ELEMENT COL_NAME (#PCDATA)&gt;</text:p>
      <text:p text:style-name="P1"></text:p>
      <text:p text:style-name="P1"></text:p>
      <text:p text:style-name="P1">&lt;!ELEMENT FROM (TAB_NAME+ , (SELECT, ALIAS)?)&gt;</text:p>
      <text:p text:style-name="P1">&lt;!ELEMENT TAB_NAME (#PCDATA)&gt;</text:p>
      <text:p text:style-name="P1"></text:p>
      <text:p text:style-name="P1"><text:soft-page-break/>&lt;!ELEMENT ALIAS (#PCDATA)&gt;</text:p>
      <text:p text:style-name="P1"></text:p>
      <text:p text:style-name="P1"></text:p>
      <text:p text:style-name="P1">&lt;!ELEMENT WHERE (condition, (log_operator, condition)*)&gt;</text:p>
      <text:p text:style-name="P1">&lt;!ELEMENT log_operator (#PCDATA)&gt;</text:p>
      <text:p text:style-name="P1">&lt;!ELEMENT condition (COL_NAME, OPERATOR, (COL_NAME | VALUE | SELECT))&gt;</text:p>
      <text:p text:style-name="P1">&lt;!ELEMENT VALUE ANY&gt;</text:p>
      <text:p text:style-name="P1">&lt;!ELEMENT OPERATOR ANY&gt;</text:p>
      <text:p text:style-name="P1">&lt;!--ATTLIST OPERATOR--&gt;</text:p>
      <text:p text:style-name="P1"></text:p>
      <text:p text:style-name="P1">&lt;!ELEMENT GROUP_BY (list_of_col_names)&gt;</text:p>
      <text:p text:style-name="P1">&lt;!ELEMENT HAVING (condition)&gt;</text:p>
      <text:p text:style-name="P1">&lt;!ELEMENT ORDER_BY (list_of_col_names)&gt;</text:p>
      <text:p text:style-name="P1"></text:p>
      <text:p text:style-name="P1">&lt;!ATTLIST ORDER_BY sort_order (ASC|DESC) "ASC"&gt;</text:p>
      <text:p text:style-name="P1"/>
      <text:p text:style-name="P1"/>
      <text:p text:style-name="P1">(b)</text:p>
      <text:p text:style-name="P1">sql_test_1.xml</text:p>
      <text:p text:style-name="P1"/>
      <text:p text:style-name="P1">&lt;?xml version="1.0" standalone="no"?&gt;</text:p>
      <text:p text:style-name="P1">&lt;!DOCTYPE SELECT SYSTEM "SQL_Query_14.dtd"&gt;</text:p>
      <text:p text:style-name="P1">&lt;SELECT&gt;</text:p>
      <text:p text:style-name="P1"><text:tab/>&lt;arith_exp&gt;2 + 2&lt;/arith_exp&gt;</text:p>
      <text:p text:style-name="P1">&lt;/SELECT&gt;</text:p>
      <text:p text:style-name="P1"/>
      <text:p text:style-name="P1">sql_test_2.xml</text:p>
      <text:p text:style-name="P1"/>
      <text:p text:style-name="P1">&lt;?xml version="1.0" standalone="no"?&gt;</text:p>
      <text:p text:style-name="P1">&lt;!DOCTYPE SELECT SYSTEM "SQL_Query_14.dtd"&gt;</text:p>
      <text:p text:style-name="P1">&lt;SELECT&gt;</text:p>
      <text:p text:style-name="P1"><text:tab/>&lt;list_of_col_names&gt;</text:p>
      <text:p text:style-name="P1"><text:tab/><text:tab/>&lt;COL_NAME&gt;s.StudentId&lt;/COL_NAME&gt;</text:p>
      <text:p text:style-name="P1"><text:tab/><text:tab/>&lt;COL_NAME&gt;First_Name&lt;/COL_NAME&gt;</text:p>
      <text:p text:style-name="P1"><text:tab/><text:tab/>&lt;COL_NAME&gt;Surname&lt;/COL_NAME&gt;</text:p>
      <text:p text:style-name="P1"><text:tab/>&lt;/list_of_col_names&gt;</text:p>
      <text:p text:style-name="P1"><text:tab/>&lt;FROM&gt;</text:p>
      <text:p text:style-name="P1"><text:tab/><text:tab/>&lt;TAB_NAME&gt;Student s&lt;/TAB_NAME&gt;</text:p>
      <text:p text:style-name="P1"><text:tab/>&lt;/FROM&gt;</text:p>
      <text:p text:style-name="P1"><text:tab/>&lt;WHERE&gt;</text:p>
      <text:p text:style-name="P1"><text:tab/><text:tab/>&lt;condition&gt;</text:p>
      <text:p text:style-name="P1"><text:tab/><text:tab/><text:tab/>&lt;COL_NAME&gt;s.StudentId&lt;/COL_NAME&gt;</text:p>
      <text:p text:style-name="P1"><text:tab/><text:tab/><text:tab/>&lt;OPERATOR&gt;IN&lt;/OPERATOR&gt;</text:p>
      <text:p text:style-name="P1"><text:tab/><text:tab/><text:tab/>&lt;SELECT&gt;</text:p>
      <text:p text:style-name="P1"><text:tab/><text:tab/><text:tab/><text:tab/>&lt;list_of_col_names&gt;</text:p>
      <text:p text:style-name="P1"><text:tab/><text:tab/><text:tab/><text:tab/><text:tab/>&lt;COL_NAME&gt;StudentId&lt;/COL_NAME&gt;</text:p>
      <text:p text:style-name="P1"><text:tab/><text:tab/><text:tab/><text:tab/>&lt;/list_of_col_names&gt;</text:p>
      <text:p text:style-name="P1"><text:tab/><text:tab/><text:tab/><text:tab/>&lt;FROM&gt;</text:p>
      <text:p text:style-name="P1"><text:tab/><text:tab/><text:tab/><text:tab/><text:tab/>&lt;TAB_NAME&gt;Class&lt;/TAB_NAME&gt;</text:p>
      <text:p text:style-name="P1"><text:tab/><text:tab/><text:tab/><text:tab/>&lt;/FROM&gt;</text:p>
      <text:p text:style-name="P1"><text:tab/><text:tab/><text:tab/><text:tab/>&lt;WHERE&gt;</text:p>
      <text:p text:style-name="P1"><text:tab/><text:tab/><text:tab/><text:tab/><text:tab/>&lt;condition&gt;</text:p>
      <text:p text:style-name="P1"><text:soft-page-break/><text:tab/><text:tab/><text:tab/><text:tab/><text:tab/><text:tab/>&lt;COL_NAME&gt;code&lt;/COL_NAME&gt;</text:p>
      <text:p text:style-name="P1"><text:tab/><text:tab/><text:tab/><text:tab/><text:tab/><text:tab/>&lt;OPERATOR&gt;=&lt;/OPERATOR&gt;</text:p>
      <text:p text:style-name="P1"><text:tab/><text:tab/><text:tab/><text:tab/><text:tab/><text:tab/>&lt;VALUE&gt;"SWEN432"&lt;/VALUE&gt;</text:p>
      <text:p text:style-name="P1"><text:tab/><text:tab/><text:tab/><text:tab/><text:tab/>&lt;/condition&gt;</text:p>
      <text:p text:style-name="P1"><text:tab/><text:tab/><text:tab/><text:tab/>&lt;/WHERE&gt;</text:p>
      <text:p text:style-name="P1"><text:tab/><text:tab/><text:tab/>&lt;/SELECT&gt;</text:p>
      <text:p text:style-name="P1"><text:tab/><text:tab/>&lt;/condition&gt;</text:p>
      <text:p text:style-name="P1"><text:tab/>&lt;/WHERE&gt;</text:p>
      <text:p text:style-name="P1">&lt;/SELECT&gt;</text:p>
      <text:p text:style-name="P1"/>
      <text:p text:style-name="P1"/>
      <text:p text:style-name="P1">sql_test3.xml</text:p>
      <text:p text:style-name="P1"/>
      <text:p text:style-name="P1">&lt;?xml version="1.0" standalone="no"?&gt;</text:p>
      <text:p text:style-name="P1">&lt;!DOCTYPE SELECT SYSTEM "SQL_Query_14.dtd"&gt;</text:p>
      <text:p text:style-name="P1">&lt;SELECT&gt;</text:p>
      <text:p text:style-name="P1"><text:tab/>&lt;list_of_col_names&gt;</text:p>
      <text:p text:style-name="P1"><text:tab/><text:tab/>&lt;COL_NAME&gt;s.StudentId&lt;/COL_NAME&gt;</text:p>
      <text:p text:style-name="P1"><text:tab/><text:tab/>&lt;COL_NAME&gt;First_Name&lt;/COL_NAME&gt;</text:p>
      <text:p text:style-name="P1"><text:tab/><text:tab/>&lt;COL_NAME&gt;Surname&lt;/COL_NAME&gt;</text:p>
      <text:p text:style-name="P1"><text:tab/><text:tab/>&lt;COL_NAME&gt;Title&lt;/COL_NAME&gt;</text:p>
      <text:p text:style-name="P1"><text:tab/><text:tab/>&lt;COL_NAME&gt;Grade&lt;/COL_NAME&gt;</text:p>
      <text:p text:style-name="P1"><text:tab/>&lt;/list_of_col_names&gt;</text:p>
      <text:p text:style-name="P1"><text:tab/>&lt;FROM&gt;</text:p>
      <text:p text:style-name="P1"><text:tab/><text:tab/>&lt;TAB_NAME&gt;Student s&lt;/TAB_NAME&gt;</text:p>
      <text:p text:style-name="P1"><text:tab/><text:tab/>&lt;SELECT&gt;</text:p>
      <text:p text:style-name="P1"><text:tab/><text:tab/><text:tab/>&lt;list_of_col_names&gt;</text:p>
      <text:p text:style-name="P1"><text:tab/><text:tab/><text:tab/><text:tab/>&lt;COL_NAME&gt;StudentId&lt;/COL_NAME&gt;</text:p>
      <text:p text:style-name="P1"><text:tab/><text:tab/><text:tab/><text:tab/>&lt;COL_NAME&gt;Title&lt;/COL_NAME&gt;</text:p>
      <text:p text:style-name="P1"><text:tab/><text:tab/><text:tab/><text:tab/>&lt;COL_NAME&gt;Grade&lt;/COL_NAME&gt;</text:p>
      <text:p text:style-name="P1"><text:tab/><text:tab/><text:tab/>&lt;/list_of_col_names&gt;</text:p>
      <text:p text:style-name="P1"><text:tab/><text:tab/><text:tab/>&lt;FROM&gt;</text:p>
      <text:p text:style-name="P1"><text:tab/><text:tab/><text:tab/><text:tab/>&lt;TAB_NAME&gt;Course c&lt;/TAB_NAME&gt;</text:p>
      <text:p text:style-name="P1"><text:tab/><text:tab/><text:tab/><text:tab/>&lt;TAB_NAME&gt;Class g&lt;/TAB_NAME&gt;</text:p>
      <text:p text:style-name="P1"><text:tab/><text:tab/><text:tab/>&lt;/FROM&gt;</text:p>
      <text:p text:style-name="P1"><text:tab/><text:tab/><text:tab/>&lt;WHERE&gt;</text:p>
      <text:p text:style-name="P1"><text:tab/><text:tab/><text:tab/><text:tab/>&lt;condition&gt;</text:p>
      <text:p text:style-name="P1"><text:tab/><text:tab/><text:tab/><text:tab/><text:tab/>&lt;COL_NAME&gt;c.Code&lt;/COL_NAME&gt;</text:p>
      <text:p text:style-name="P1"><text:tab/><text:tab/><text:tab/><text:tab/><text:tab/>&lt;OPERATOR&gt;=&lt;/OPERATOR&gt;</text:p>
      <text:p text:style-name="P1"><text:tab/><text:tab/><text:tab/><text:tab/><text:tab/>&lt;VALUE&gt;"SWEN432"&lt;/VALUE&gt;</text:p>
      <text:p text:style-name="P1"><text:tab/><text:tab/><text:tab/><text:tab/>&lt;/condition&gt;</text:p>
      <text:p text:style-name="P1"><text:tab/><text:tab/><text:tab/><text:tab/>&lt;log_operator&gt;AND&lt;/log_operator&gt;</text:p>
      <text:p text:style-name="P1"><text:tab/><text:tab/><text:tab/><text:tab/>&lt;condition&gt;</text:p>
      <text:p text:style-name="P1"><text:tab/><text:tab/><text:tab/><text:tab/><text:tab/>&lt;COL_NAME&gt;Year&lt;/COL_NAME&gt;</text:p>
      <text:p text:style-name="P1"><text:tab/><text:tab/><text:tab/><text:tab/><text:tab/>&lt;OPERATOR&gt;=&lt;/OPERATOR&gt;</text:p>
      <text:p text:style-name="P1"><text:tab/><text:tab/><text:tab/><text:tab/><text:tab/>&lt;VALUE&gt;2014&lt;/VALUE&gt;</text:p>
      <text:p text:style-name="P1"><text:tab/><text:tab/><text:tab/><text:tab/>&lt;/condition&gt;</text:p>
      <text:p text:style-name="P1"><text:tab/><text:tab/><text:tab/><text:tab/>&lt;log_operator&gt;AND&lt;/log_operator&gt;</text:p>
      <text:p text:style-name="P1"><text:tab/><text:tab/><text:tab/><text:tab/>&lt;condition&gt;</text:p>
      <text:p text:style-name="P1"><text:tab/><text:tab/><text:tab/><text:tab/><text:tab/>&lt;COL_NAME&gt;c.Code&lt;/COL_NAME&gt;</text:p>
      <text:p text:style-name="P1"><text:tab/><text:tab/><text:tab/><text:tab/><text:tab/>&lt;OPERATOR&gt;=&lt;/OPERATOR&gt;</text:p>
      <text:p text:style-name="P1"><text:tab/><text:tab/><text:tab/><text:tab/><text:tab/>&lt;COL_NAME&gt;g.Code&lt;/COL_NAME&gt;</text:p>
      <text:p text:style-name="P1"><text:soft-page-break/><text:tab/><text:tab/><text:tab/><text:tab/>&lt;/condition&gt;</text:p>
      <text:p text:style-name="P1"><text:tab/><text:tab/><text:tab/>&lt;/WHERE&gt;</text:p>
      <text:p text:style-name="P1"><text:tab/><text:tab/>&lt;/SELECT&gt;</text:p>
      <text:p text:style-name="P1"><text:tab/><text:tab/>&lt;ALIAS&gt;cg&lt;/ALIAS&gt;</text:p>
      <text:p text:style-name="P1"><text:tab/>&lt;/FROM&gt;</text:p>
      <text:p text:style-name="P1"><text:tab/>&lt;WHERE&gt;</text:p>
      <text:p text:style-name="P1"><text:tab/><text:tab/>&lt;condition&gt;</text:p>
      <text:p text:style-name="P1"><text:tab/><text:tab/><text:tab/>&lt;COL_NAME&gt;s.StudentId&lt;/COL_NAME&gt;</text:p>
      <text:p text:style-name="P1"><text:tab/><text:tab/><text:tab/>&lt;OPERATOR&gt;=&lt;/OPERATOR&gt;</text:p>
      <text:p text:style-name="P1"><text:tab/><text:tab/><text:tab/>&lt;COL_NAME&gt;cg.StudentId&lt;/COL_NAME&gt;</text:p>
      <text:p text:style-name="P1"><text:tab/><text:tab/>&lt;/condition&gt;</text:p>
      <text:p text:style-name="P1"><text:tab/>&lt;/WHERE&gt;</text:p>
      <text:p text:style-name="P1"><text:tab/>&lt;ORDER_BY&gt;</text:p>
      <text:p text:style-name="P1"><text:tab/><text:tab/>&lt;list_of_col_names&gt;</text:p>
      <text:p text:style-name="P1"><text:tab/><text:tab/><text:tab/>&lt;COL_NAME&gt;s.StudentId&lt;/COL_NAME&gt;</text:p>
      <text:p text:style-name="P1"><text:tab/><text:tab/>&lt;/list_of_col_names&gt;</text:p>
      <text:p text:style-name="P1"><text:tab/>&lt;/ORDER_BY&gt;</text:p>
      <text:p text:style-name="P1">&lt;/SELECT&gt;<text:line-break/></text:p>
      <text:p text:style-name="P1"/>
      <text:p text:style-name="P1">Question 4</text:p>
      <text:p text:style-name="P1">(a)</text:p>
      <text:p text:style-name="P1"/>
      <text:p text:style-name="P1">q5_1.dtd</text:p>
      <text:p text:style-name="P1">&lt;!ELEMENT CLASS (LECTURER?, LECTURER?)&gt;</text:p>
      <text:p text:style-name="P1"/>
      <text:p text:style-name="P1">q5_2.xml</text:p>
      <text:p text:style-name="P1">&lt;!--in the first expression, (A, P) can occur zero or one time inside the "Q"</text:p>
      <text:p text:style-name="P1">element as a pair. </text:p>
      <text:p text:style-name="P1"><text:tab/>in the second expression, (A?, P?) each of them could appear zero or one time,</text:p>
      <text:p text:style-name="P1">It does not need to be in a pair. --&gt;</text:p>
      <text:p text:style-name="P1"></text:p>
      <text:p text:style-name="P1">&lt;EXAMPLE_1_first&gt;</text:p>
      <text:p text:style-name="P1"><text:tab/>&lt;Q&gt;</text:p>
      <text:p text:style-name="P1"><text:tab/><text:tab/>&lt;A&gt;&lt;/A&gt;</text:p>
      <text:p text:style-name="P1"><text:tab/><text:tab/>&lt;P&gt;&lt;/P&gt;</text:p>
      <text:p text:style-name="P1"><text:tab/>&lt;/Q&gt;</text:p>
      <text:p text:style-name="P1"></text:p>
      <text:p text:style-name="P1"><text:tab/>&lt;Q&gt;&lt;/Q&gt;</text:p>
      <text:p text:style-name="P1"></text:p>
      <text:p text:style-name="P1">&lt;/EXAMPLE_1_first&gt;</text:p>
      <text:p text:style-name="P1"></text:p>
      <text:p text:style-name="P1"></text:p>
      <text:p text:style-name="P1">&lt;EXAMPLE_1_second&gt;</text:p>
      <text:p text:style-name="P1"><text:tab/>&lt;Q&gt;</text:p>
      <text:p text:style-name="P1"><text:tab/><text:tab/>&lt;A&gt;&lt;/A&gt;</text:p>
      <text:p text:style-name="P1"><text:tab/>&lt;/Q&gt;</text:p>
      <text:p text:style-name="P1"></text:p>
      <text:p text:style-name="P1"><text:tab/>&lt;Q&gt;</text:p>
      <text:p text:style-name="P1"><text:tab/><text:tab/>&lt;P&gt;&lt;/P&gt;</text:p>
      <text:p text:style-name="P1"><text:tab/>&lt;/Q&gt;</text:p>
      <text:p text:style-name="P1"><text:tab/></text:p>
      <text:p text:style-name="P1"><text:soft-page-break/><text:tab/>&lt;Q&gt;</text:p>
      <text:p text:style-name="P1"><text:tab/><text:tab/>&lt;A&gt;&lt;/A&gt;</text:p>
      <text:p text:style-name="P1"><text:tab/><text:tab/>&lt;P&gt;&lt;/P&gt;</text:p>
      <text:p text:style-name="P1"><text:tab/>&lt;/Q&gt;</text:p>
      <text:p text:style-name="P1"></text:p>
      <text:p text:style-name="P1"><text:tab/>&lt;Q&gt;&lt;/Q&gt;</text:p>
      <text:p text:style-name="P1">&lt;/EXAMPLE_1_second&gt;</text:p>
      <text:p text:style-name="P1"></text:p>
      <text:p text:style-name="P1"></text:p>
      <text:p text:style-name="P1">&lt;!--(A, P)+ means (A, P) must occur one or more times inside the "Q" element.</text:p>
      <text:p text:style-name="P1">They must appears as a pair.</text:p>
      <text:p text:style-name="P1"><text:tab/>(A+, P+) each element in Q element must occur one or more times. --&gt;</text:p>
      <text:p text:style-name="P1"></text:p>
      <text:p text:style-name="P1"></text:p>
      <text:p text:style-name="P1">&lt;EXAMPLE_2_first&gt;</text:p>
      <text:p text:style-name="P1"><text:tab/>&lt;Q&gt;</text:p>
      <text:p text:style-name="P1"><text:tab/><text:tab/>&lt;A&gt;&lt;/A&gt;</text:p>
      <text:p text:style-name="P1"><text:tab/><text:tab/>&lt;P&gt;&lt;/P&gt;</text:p>
      <text:p text:style-name="P1"><text:tab/>&lt;/Q&gt;</text:p>
      <text:p text:style-name="P1"></text:p>
      <text:p text:style-name="P1"><text:tab/>&lt;Q&gt;</text:p>
      <text:p text:style-name="P1"><text:tab/><text:tab/>&lt;A&gt;&lt;/A&gt;</text:p>
      <text:p text:style-name="P1"><text:tab/><text:tab/>&lt;P&gt;&lt;/P&gt;</text:p>
      <text:p text:style-name="P1"><text:tab/><text:tab/></text:p>
      <text:p text:style-name="P1"><text:tab/><text:tab/>&lt;A&gt;&lt;/A&gt;</text:p>
      <text:p text:style-name="P1"><text:tab/><text:tab/>&lt;P&gt;&lt;/P&gt;</text:p>
      <text:p text:style-name="P1"><text:tab/>&lt;/Q&gt;</text:p>
      <text:p text:style-name="P1">&lt;/EXAMPLE_2_first&gt;</text:p>
      <text:p text:style-name="P1"></text:p>
      <text:p text:style-name="P1">&lt;EXAMPLE_2_second&gt;</text:p>
      <text:p text:style-name="P1"><text:tab/>&lt;Q&gt;</text:p>
      <text:p text:style-name="P1"><text:tab/><text:tab/>&lt;A&gt;&lt;/A&gt;</text:p>
      <text:p text:style-name="P1"><text:tab/><text:tab/>&lt;P&gt;&lt;/P&gt;</text:p>
      <text:p text:style-name="P1"><text:tab/>&lt;/Q&gt;</text:p>
      <text:p text:style-name="P1"></text:p>
      <text:p text:style-name="P1"><text:tab/>&lt;Q&gt;</text:p>
      <text:p text:style-name="P1"><text:tab/><text:tab/>&lt;A&gt;&lt;/A&gt;</text:p>
      <text:p text:style-name="P1"><text:tab/><text:tab/>&lt;P&gt;&lt;/P&gt;</text:p>
      <text:p text:style-name="P1"><text:tab/><text:tab/>&lt;P&gt;&lt;/P&gt;</text:p>
      <text:p text:style-name="P1"><text:tab/>&lt;/Q&gt;</text:p>
      <text:p text:style-name="P1"><text:tab/></text:p>
      <text:p text:style-name="P1"><text:tab/>&lt;Q&gt;</text:p>
      <text:p text:style-name="P1"><text:tab/><text:tab/>&lt;A&gt;&lt;/A&gt;</text:p>
      <text:p text:style-name="P1"><text:tab/><text:tab/>&lt;A&gt;&lt;/A&gt;</text:p>
      <text:p text:style-name="P1"><text:tab/><text:tab/>&lt;P&gt;&lt;/P&gt;</text:p>
      <text:p text:style-name="P1"><text:tab/>&lt;/Q&gt;</text:p>
      <text:p text:style-name="P1"></text:p>
      <text:p text:style-name="P1">&lt;/EXAMPLE_2_second&gt;</text:p>
      <text:p text:style-name="P1"></text:p>
      <text:p text:style-name="P1"></text:p>
      <text:p text:style-name="P1"></text:p>
      <text:p text:style-name="P1"></text:p>
      <text:p text:style-name="P1"><text:soft-page-break/>&lt;!--(A|P)+ means A or P must occur one or more times inside the "Q" element.</text:p>
      <text:p text:style-name="P1"><text:tab/> (A*, P*) each element in Q element can occur zero or more times. </text:p>
      <text:p text:style-name="P1"><text:tab/>The difference is, the second one could have no element inside Q.</text:p>
      <text:p text:style-name="P1">--&gt;</text:p>
      <text:p text:style-name="P1"></text:p>
      <text:p text:style-name="P1"></text:p>
      <text:p text:style-name="P1">&lt;EXAMPLE_3_first&gt;</text:p>
      <text:p text:style-name="P1"><text:tab/>&lt;Q&gt;</text:p>
      <text:p text:style-name="P1"><text:tab/><text:tab/>&lt;A&gt;&lt;/A&gt;</text:p>
      <text:p text:style-name="P1"><text:tab/>&lt;/Q&gt;</text:p>
      <text:p text:style-name="P1"></text:p>
      <text:p text:style-name="P1"><text:tab/>&lt;Q&gt;</text:p>
      <text:p text:style-name="P1"><text:tab/><text:tab/>&lt;P&gt;&lt;/P&gt;</text:p>
      <text:p text:style-name="P1"><text:tab/>&lt;/Q&gt;</text:p>
      <text:p text:style-name="P1"><text:tab/>&lt;Q&gt;</text:p>
      <text:p text:style-name="P1"><text:tab/><text:tab/>&lt;A&gt;&lt;/A&gt;</text:p>
      <text:p text:style-name="P1"><text:tab/><text:tab/>&lt;A&gt;&lt;/A&gt;</text:p>
      <text:p text:style-name="P1"><text:tab/><text:tab/>&lt;P&gt;&lt;/P&gt;</text:p>
      <text:p text:style-name="P1"><text:tab/>&lt;/Q&gt;</text:p>
      <text:p text:style-name="P1"></text:p>
      <text:p text:style-name="P1">&lt;/EXAMPLE_3_first&gt;</text:p>
      <text:p text:style-name="P1"></text:p>
      <text:p text:style-name="P1">&lt;EXAMPLE_3_second&gt;</text:p>
      <text:p text:style-name="P1"><text:tab/>&lt;Q&gt;&lt;/Q&gt;</text:p>
      <text:p text:style-name="P1"><text:tab/>&lt;Q&gt;</text:p>
      <text:p text:style-name="P1"><text:tab/><text:tab/>&lt;A&gt;&lt;/A&gt;</text:p>
      <text:p text:style-name="P1"><text:tab/>&lt;/Q&gt;</text:p>
      <text:p text:style-name="P1"></text:p>
      <text:p text:style-name="P1"><text:tab/>&lt;Q&gt;</text:p>
      <text:p text:style-name="P1"><text:tab/><text:tab/>&lt;P&gt;&lt;/P&gt;</text:p>
      <text:p text:style-name="P1"><text:tab/>&lt;/Q&gt;</text:p>
      <text:p text:style-name="P1"><text:tab/>&lt;Q&gt;</text:p>
      <text:p text:style-name="P1"><text:tab/><text:tab/>&lt;A&gt;&lt;/A&gt;</text:p>
      <text:p text:style-name="P1"><text:tab/><text:tab/>&lt;A&gt;&lt;/A&gt;</text:p>
      <text:p text:style-name="P1"><text:tab/><text:tab/>&lt;P&gt;&lt;/P&gt;</text:p>
      <text:p text:style-name="P1"><text:tab/><text:tab/>&lt;P&gt;&lt;/P&gt;</text:p>
      <text:p text:style-name="P1"><text:tab/><text:tab/>&lt;P&gt;&lt;/P&gt;</text:p>
      <text:p text:style-name="P1"><text:tab/>&lt;/Q&gt;</text:p>
      <text:p text:style-name="P1"></text:p>
      <text:p text:style-name="P1">&lt;/EXAMPLE_3_second&gt;</text:p>
      <text:p text:style-name="P1"/>
      <text:p text:style-name="P1">q5_3.xsd</text:p>
      <text:p text:style-name="P1"/>
      <text:p text:style-name="P1">&lt;?xml version="1.0"?&gt;</text:p>
      <text:p text:style-name="P1">&lt;xs:schema xmlns:xs="http://www.w3.org/2001/XMLSchema"&gt;</text:p>
      <text:p text:style-name="P1"><text:tab/>&lt;xs:element name="F"&gt;</text:p>
      <text:p text:style-name="P1"><text:tab/><text:tab/>&lt;xs:complexType&gt;</text:p>
      <text:p text:style-name="P1"><text:tab/><text:tab/><text:tab/>&lt;xs:sequence minOccurs="1"&gt;</text:p>
      <text:p text:style-name="P1"><text:tab/><text:tab/><text:tab/><text:tab/>&lt;xs:element name="C" minOccurs="1"/&gt;</text:p>
      <text:p text:style-name="P1"><text:tab/><text:tab/><text:tab/><text:tab/>&lt;xs:element name="L" /&gt;</text:p>
      <text:p text:style-name="P1"><text:tab/><text:tab/><text:tab/><text:tab/>&lt;xs:element name="A" minOccurs="0" maxOccurs="1"/&gt;</text:p>
      <text:p text:style-name="P1"><text:tab/><text:tab/><text:tab/><text:tab/>&lt;xs:element name="S" minOccurs="0"/&gt;</text:p>
      <text:p text:style-name="P1"><text:soft-page-break/><text:tab/><text:tab/><text:tab/><text:tab/>&lt;xs:element name="LorS"&gt;</text:p>
      <text:p text:style-name="P1"><text:tab/><text:tab/><text:tab/><text:tab/><text:tab/>&lt;xs:complexType&gt;</text:p>
      <text:p text:style-name="P1"><text:tab/><text:tab/><text:tab/><text:tab/><text:tab/><text:tab/>&lt;xs:choice minOccurs="1"&gt;</text:p>
      <text:p text:style-name="P1"><text:tab/><text:tab/><text:tab/><text:tab/><text:tab/><text:tab/><text:tab/>&lt;xs:element name="L" /&gt;</text:p>
      <text:p text:style-name="P1"><text:tab/><text:tab/><text:tab/><text:tab/><text:tab/><text:tab/><text:tab/>&lt;xs:element name="S" /&gt;</text:p>
      <text:p text:style-name="P1"><text:tab/><text:tab/><text:tab/><text:tab/><text:tab/><text:tab/>&lt;/xs:choice&gt;</text:p>
      <text:p text:style-name="P1"><text:tab/><text:tab/><text:tab/><text:tab/><text:tab/>&lt;/xs:complexType&gt;</text:p>
      <text:p text:style-name="P1"><text:tab/><text:tab/><text:tab/><text:tab/>&lt;/xs:element&gt;</text:p>
      <text:p text:style-name="P1"><text:tab/><text:tab/><text:tab/>&lt;/xs:sequence&gt;</text:p>
      <text:p text:style-name="P1"><text:tab/><text:tab/>&lt;/xs:complexType&gt;</text:p>
      <text:p text:style-name="P1"><text:tab/>&lt;/xs:element&gt;</text:p>
      <text:p text:style-name="P1"></text:p>
      <text:p text:style-name="P1">&lt;/xs:schema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0T12:18:13.764342956</meta:creation-date>
    <dc:date>2014-03-20T12:35:15.613551176</dc:date>
    <meta:editing-duration>PT1M51S</meta:editing-duration>
    <meta:editing-cycles>2</meta:editing-cycles>
    <meta:generator>LibreOffice/4.2.1.1$Linux_X86_64 LibreOffice_project/d7dbbd7842e6a58b0f521599204e827654e1fb8b</meta:generator>
    <meta:document-statistic meta:table-count="0" meta:image-count="0" meta:object-count="0" meta:page-count="12" meta:paragraph-count="463" meta:word-count="966" meta:character-count="10222" meta:non-whitespace-character-count="8503"/>
  </office:meta>
</office:document-meta>
</file>